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size="10pt" officeooo:paragraph-rsid="0030805e" style:font-size-asian="10pt" style:font-size-complex="10pt"/>
    </style:style>
    <style:style style:name="P2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P3" style:family="paragraph" style:parent-style-name="Footer">
      <style:text-properties fo:font-size="10pt" officeooo:paragraph-rsid="002cd74e" style:font-size-asian="10pt" style:font-size-complex="10pt"/>
    </style:style>
    <style:style style:name="P4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P5" style:family="paragraph" style:parent-style-name="Title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11" style:family="paragraph" style:parent-style-name="Preformatted_20_Text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1f579"/>
    </style:style>
    <style:style style:name="T5" style:family="text">
      <style:text-properties officeooo:rsid="002080a9"/>
    </style:style>
    <style:style style:name="T6" style:family="text">
      <style:text-properties officeooo:rsid="002a293a"/>
    </style:style>
    <style:style style:name="T7" style:family="text">
      <style:text-properties officeooo:rsid="00279277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Contenu de l'atelier de la semaine 1</text:h>
      <text:p text:style-name="Author">iGor</text:p>
      <text:p text:style-name="Date">2015-02-04</text:p>
      <text:h text:style-name="Heading_20_1" text:outline-level="1">Contenu de l'atelier de la semaine 1 | 2015-02-18</text:h>
      <text:h text:style-name="Heading_20_2" text:outline-level="2">Présentation framework | 5 min.</text:h>
      <text:p text:style-name="First_20_paragraph">Un <text:span text:style-name="T1">framework</text:span> est un ensemble de composants logiciels améliorant le développement, parfois spécialisé dans un langage particulier. Dans le contexte de la publication Web, on parle souvent de <text:span text:style-name="T1">framework</text:span> CSS. Il en existe plusieurs catégories. Pour le cours, nous allons utiliser des versions simplifiées, dans lesquelles nous modifierons uniquement les fichiers <text:span text:style-name="T2">html</text:span> et <text:span text:style-name="T2">css</text:span>.</text:p>
      <text:p text:style-name="Text_20_body">Le choix pour notre cours s'est porté sur <text:a xlink:type="simple" xlink:href="http://getskeleton.com/" text:style-name="Internet_20_link" text:visited-style-name="Visited_20_Internet_20_Link"><text:span text:style-name="Definition">Skeleton</text:span></text:a>. Il est un peu abusif de parler de <text:span text:style-name="T1">framework</text:span>, il s'agit plus d'un <text:span text:style-name="T1">template</text:span> CSS, mais c'est justement sa simplicité qui nous intéresse, convenant particulièrement bien à un cours d'introduction tel que le notre.</text:p>
      <text:h text:style-name="Heading_20_2" text:outline-level="2">Téléchargement et décompression | 5 min.</text:h>
      <text:p text:style-name="First_20_paragraph">Source : <text:a xlink:type="simple" xlink:href="http://getskeleton.com/" text:style-name="Internet_20_link" text:visited-style-name="Visited_20_Internet_20_Link"><text:span text:style-name="Definition">http://getskeleton.com</text:span></text:a>, le bouton <text:span text:style-name="T1">download</text:span>.</text:p>
      <text:p text:style-name="Text_20_body">Enregistrez l'archive ZIP sur votre disque dur, dans un dossier de travail dans <text:span text:style-name="T2">Mes Documents</text:span>. Décompressez l'archive. Vous devriez obtenir l'arborescence suivante :</text:p>
      <text:p text:style-name="Preformatted_20_Text">Skeleton-2.0.4</text:p>
      <text:p text:style-name="Preformatted_20_Text">├── css</text:p>
      <text:p text:style-name="Preformatted_20_Text">│   ├── normalize.css</text:p>
      <text:p text:style-name="Preformatted_20_Text">│   └── skeleton.css</text:p>
      <text:p text:style-name="Preformatted_20_Text">├── images</text:p>
      <text:p text:style-name="Preformatted_20_Text">│   └── favicon.png</text:p>
      <text:p text:style-name="Preformatted_20_Text">└── index.html</text:p>
      <text:p text:style-name="First_20_paragraph">Renommez selon vos désirs le dossier <text:span text:style-name="T2">Skeleton-2.0.4</text:span>, par exemple <text:span text:style-name="T2">mon-site</text:span>.</text:p>
      <text:h text:style-name="Heading_20_2" text:outline-level="2">Navigateur de fichier et navigateur Web | 2 min.</text:h>
      <text:list xml:id="list6268490094235640237" text:style-name="L1">
        <text:list-item>
          <text:p text:style-name="P6">Ouverture du dossier <text:span text:style-name="T2">mon-site</text:span> avec le navigateur de fichier.</text:p>
        </text:list-item>
        <text:list-item>
          <text:p text:style-name="P6"><text:span text:style-name="T3">Clic-droit</text:span> sur <text:span text:style-name="T2">index.html</text:span> et "ouvrir avec Firefox" et observation, notamment de l'URL.</text:p>
        </text:list-item>
      </text:list>
      <text:h text:style-name="Heading_20_2" text:outline-level="2">Structure physique | 10 min.</text:h>
      <text:p text:style-name="First_20_paragraph">Les éléments importants à repérer : le fichier <text:span text:style-name="T2">html</text:span> (le contenu), les dossiers <text:span text:style-name="T2">css/</text:span> (contenant les fichiers <text:span text:style-name="T2">css</text:span> correspondant à la mise en forme) et <text:span text:style-name="T2">images</text:span>. Cette structure est la structure <text:span text:style-name="T1">physique</text:span>. On peut y ajouter tous les dossiers que l'on désire : <text:soft-page-break/><text:span text:style-name="T2">documents/</text:span>, par exemple.</text:p>
      <text:h text:style-name="Heading_20_2" text:outline-level="2">Comment éditer les fichiers <text:span text:style-name="T2">html</text:span> et <text:span text:style-name="T2">css</text:span> | 5 min.</text:h>
      <text:p text:style-name="First_20_paragraph">Les fichiers <text:span text:style-name="T2">.html</text:span> et <text:span text:style-name="T2">.css</text:span> sont des fichiers textes et peuvent s'ouvrir avec un éditeur de texte simple, comme le bloc-notes ou <text:span text:style-name="T1">TextEdit</text:span>, ou avec un éditeur plus complet comme <text:span text:style-name="T1">Notepad++</text:span>, <text:span text:style-name="T1">gedit</text:span> ou <text:span text:style-name="T1">geany</text:span>.</text:p>
      <text:p text:style-name="Text_20_body"><text:span text:style-name="T3">Remarque 1</text:span> : par défaut à l'école les fichiers <text:span text:style-name="T2">.html</text:span> et <text:span text:style-name="T2">.css</text:span> s'ouvrent avec <text:span text:style-name="T1">Dreamweaver</text:span>, un éditeur WYSIWYG que nous n'allons pas utiliser dans ce cours. Il faut d'abord faire un clic-droit sur ces fichiers pour configurer l'application par défaut pour l'ouverture de ces fichiers : <text:span text:style-name="T1">Notepad++</text:span> me semble un bon choix.</text:p>
      <text:p text:style-name="Text_20_body"><text:span text:style-name="T3">Remarque 2</text:span> : selon le type d'encodage utilisé (ISO 8859-1 ou utf-8), les lettres accentuées et les signes diacritiques ne sont pas rendus correctements par les navigateurs Web. Le plus simple est de paramétrer l'éditeur de texte (par exemple <text:span text:style-name="T1">Notepad++</text:span>), afin d'utiliser l'encodage <text:span text:style-name="T2">utf-8</text:span>. Une autre solution est d'écrire les caractères accentués, les caractères spéciaux et les signes diacritiques sous la forme d'<text:a xlink:type="simple" xlink:href="https://fr.wikipedia.org/wiki/Liste_des_références_d%27entités_de_caractères_en_XML_et_HTML#R.C3.A9f.C3.A9rences_d.27entit.C3.A9s_de_caract.C3.A8res_en_HTML" text:style-name="Internet_20_link" text:visited-style-name="Visited_20_Internet_20_Link"><text:span text:style-name="Definition">entités de caractères en HTML</text:span></text:a>. Par exemple, le caractère "é" s'écrira <text:span text:style-name="T2">&amp;eacute;</text:span>.</text:p>
      <text:h text:style-name="Heading_20_2" text:outline-level="2">Édition du fichier <text:span text:style-name="T2">index.html</text:span> | 10 min.</text:h>
      <text:list xml:id="list3690242939910628827" text:style-name="L2">
        <text:list-item>
          <text:p text:style-name="P7">Depuis le navigateur de fichier, aller dans le répertoire <text:span text:style-name="T2">mon-site</text:span>.</text:p>
        </text:list-item>
        <text:list-item>
          <text:p text:style-name="P7"><text:span text:style-name="T3">Clic-droit</text:span> sur le fichier <text:span text:style-name="T2">index.html</text:span> et ouvrir avec <text:span text:style-name="T1">Notepad++</text:span> ou <text:span text:style-name="T1">Editplus</text:span>.</text:p>
        </text:list-item>
        <text:list-item>
          <text:p text:style-name="P7">Repérer les balises <text:span text:style-name="T2">&lt;html&gt; &lt;/html&gt;</text:span>, <text:span text:style-name="T2">&lt;head&gt; &lt;/head&gt;</text:span> et <text:span text:style-name="T2">&lt;body&gt; &lt;body&gt;</text:span>. Pour la session de la semaine 01, on ne travaille que dans le <text:span text:style-name="T2">&lt;body&gt;</text:span> (lignes 30 à 45).</text:p>
        </text:list-item>
        <text:list-item>
          <text:p text:style-name="P7">Supprimer les lignes 35 à 40.</text:p>
        </text:list-item>
        <text:list-item>
          <text:p text:style-name="P7">Sous la ligne 34, on insère le code qui suivant : ```</text:p>
          <text:p text:style-name="P7">Mon premier titre</text:p>
          <text:p text:style-name="P11"><text:s text:c="4"/>&lt;h2&gt;Un titre de niveau 2&lt;/h2&gt;</text:p>
          <text:p text:style-name="P11"/>
          <text:p text:style-name="P11"><text:s text:c="4"/>&lt;p&gt;Ici, nous pouvons écrire un paragraphe, par exemple.&lt;/p&gt;</text:p>
          <text:p text:style-name="P11"><text:s text:c="4"/>&lt;p&gt;Ajoutez un paragraphe un peu plus long au moyen d'un copier-coller.&lt;/p&gt;</text:p>
          <text:p text:style-name="P7">```</text:p>
        </text:list-item>
        <text:list-item>
          <text:p text:style-name="P7">Enregistrer votre fichier <text:span text:style-name="T2">index.html</text:span> et recharcher la page Web correspondante.</text:p>
        </text:list-item>
      </text:list>
      <text:h text:style-name="Heading_20_2" text:outline-level="2">Utilisation du serveur Web local | 7 min.</text:h>
      <text:list xml:id="list2307623319422829418" text:style-name="L3">
        <text:list-item>
          <text:p text:style-name="P8">Faire une copie du dossier <text:span text:style-name="T2">mon-site</text:span> dans <text:span text:style-name="T2">P:\config\wwwroot.xamp\</text:span> ; démarrer XAMP, le service Apache.</text:p>
        </text:list-item>
        <text:list-item>
          <text:p text:style-name="P8">Ouvrir l'URL <text:span text:style-name="T2">http://localhost:8005/mon-site</text:span> et observer les différences avec la page ouverte "directement", principalement la police de caractère. Voir la ligne 18 du fichier <text:span text:style-name="T2">index.html</text:span>.</text:p>
        </text:list-item>
      </text:list>
      <text:h text:style-name="Heading_20_1" text:outline-level="1">Notions vues</text:h>
      <text:list xml:id="list1768263466478823250" text:style-name="L4">
        <text:list-item>
          <text:p text:style-name="P10">framework</text:p>
        </text:list-item>
        <text:list-item>
          <text:p text:style-name="P9">Accès aux fichiers et à la page Web</text:p>
        </text:list-item>
        <text:list-item>
          <text:p text:style-name="P9">Structure physique</text:p>
        </text:list-item>
        <text:list-item>
          <text:p text:style-name="P9">Éditer et éditeurs, encodage utf-8 et entités.</text:p>
        </text:list-item>
        <text:list-item>
          <text:p text:style-name="P9">Fonctionnement des balises : chevron, ouvrantes, fermantes, slash.</text:p>
        </text:list-item>
        <text:list-item>
          <text:p text:style-name="P9"><text:soft-page-break/>3 balises de structures (<text:span text:style-name="T2">html</text:span>, <text:span text:style-name="T2">head</text:span>, <text:span text:style-name="T2">body</text:span>) et trois balises de contenu (<text:span text:style-name="T2">h1</text:span>, <text:span text:style-name="T2">h2</text:span> et <text:span text:style-name="T2">p</text:span>).</text:p>
        </text:list-item>
        <text:list-item>
          <text:p text:style-name="P9">Accès via le serveur Web loc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4.001cm" fo:margin-bottom="0.21cm" loext:contextual-spacing="false" fo:text-align="center" style:justify-single-word="false" fo:keep-with-next="always"/>
      <style:text-properties style:font-name="Arial1" fo:font-family="Arial" style:font-family-generic="swiss" style:font-pitch="variable" fo:font-size="20pt" fo:font-weight="bold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start" style:justify-single-word="false" style:page-number="auto" text:number-lines="false" text:line-number="0"/>
      <style:text-properties style:font-name="Arial" fo:font-family="Arial" fo:font-size="6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21cm" loext:contextual-spacing="false" fo:text-align="start" style:justify-single-word="false"/>
      <style:text-properties fo:color="#cc6633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4cm" fo:margin-bottom="0.109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color="#cc6633"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color="#cc6633" fo:font-size="12.6000003814697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_5f_titre_5f_orange" style:display-name="mon_titre_orange" style:family="paragraph" style:parent-style-name="Standard" style:next-style-name="Standard">
      <style:paragraph-properties fo:text-align="start" style:justify-single-word="false" style:shadow="none"/>
      <style:text-properties fo:color="#b84700" fo:font-size="12pt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2cm" fo:margin-bottom="0.21cm" loext:contextual-spacing="false" fo:text-align="start" style:justify-single-word="false" fo:text-indent="0cm" style:auto-text-indent="false" text:number-lines="false" text:line-number="0"/>
      <style:text-properties fo:color="#b84700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mon_5f_soustitre_5f_orange" style:display-name="mon_soustitre_orange" style:family="paragraph" style:parent-style-name="mon_5f_titre_5f_orange">
      <style:paragraph-properties fo:margin-left="0.96cm" fo:margin-right="0cm" fo:text-indent="0.06cm" style:auto-text-indent="false"/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4cm" fo:margin-bottom="1cm" loext:contextual-spacing="false"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encadré" style:family="paragraph" style:parent-style-name="Text_20_body" style:next-style-name="Text_20_body">
      <style:paragraph-properties fo:margin-left="1cm" fo:margin-right="1cm" fo:margin-top="0.199cm" fo:margin-bottom="0.21cm" loext:contextual-spacing="false" fo:text-indent="0cm" style:auto-text-indent="false" fo:background-color="#e6e6e6" fo:padding="0.049cm" fo:border="0.06pt solid #000000">
        <style:background-image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cadré" style:family="paragraph" style:parent-style-name="Text_20_body" style:next-style-name="Text_20_body" style:class="text">
      <style:paragraph-properties fo:margin-left="1cm" fo:margin-right="1cm" fo:margin-top="0.4cm" fo:margin-bottom="0.4cm" loext:contextual-spacing="true" fo:text-indent="0cm" style:auto-text-indent="false" fo:background-color="#cccccc" fo:padding="0.101cm" fo:border="0.06pt solid #000000">
        <style:background-image/>
      </style:paragraph-properties>
    </style:style>
    <style:style style:name="Syntaxe" style:family="paragraph" style:parent-style-name="Encadré" style:next-style-name="Text_20_body">
      <style:paragraph-properties fo:margin-top="0.3cm" fo:margin-bottom="0.4cm" loext:contextual-spacing="true" fo:text-align="start" style:justify-single-word="false"/>
      <style:text-properties style:font-name="Courier New1" fo:font-family="'Courier New'" style:font-style-name="Normal" style:font-family-generic="modern" style:font-pitch="fixed"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fo:margin-top="0.101cm" fo:margin-bottom="0.1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ogo" style:family="graphic" style:parent-style-name="Graphics">
      <style:graphic-properties fo:margin-top="0.101cm" fo:margin-bottom="0.499cm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paragraph-rsid="0030805e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MP3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MP4" style:family="paragraph" style:parent-style-name="Footer">
      <style:text-properties fo:font-size="10pt" officeooo:paragraph-rsid="002cd74e" style:font-size-asian="10pt" style:font-size-complex="10pt"/>
    </style:style>
    <style:style style:name="MT1" style:family="text">
      <style:text-properties officeooo:rsid="0031f579"/>
    </style:style>
    <style:style style:name="MT2" style:family="text">
      <style:text-properties officeooo:rsid="002080a9"/>
    </style:style>
    <style:style style:name="MT3" style:family="text">
      <style:text-properties officeooo:rsid="002a293a"/>
    </style:style>
    <style:style style:name="MT4" style:family="text">
      <style:text-properties officeooo:rsid="00279277"/>
    </style:style>
    <style:page-layout style:name="Mpm1">
      <style:page-layout-properties fo:page-width="21.001cm" fo:page-height="29.7cm" style:num-format="1" style:print-orientation="portrait" fo:margin-top="2cm" fo:margin-bottom="1.32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.33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Cours <text:span text:style-name="MT1">xxx-xxx</text:span> – <text:span text:style-name="MT1">xxx xxx<text:tab/><text:tab/></text:span><text:span text:style-name="MT1"><text:title>Contenu de l'atelier de la semaine 1</text:title></text:span></text:p>
      </style:header>
      <style:header-first>
        <text:p text:style-name="Header"/>
      </style:header-first>
      <style:footer>
        <text:p text:style-name="MP1">AB/<text:span text:style-name="MT2">I</text:span>M/<text:span text:style-name="MT3">RR</text:span><text:tab/><text:page-number text:select-page="current">3</text:page-number>/<text:page-count>3</text:page-count><text:tab/>S<text:span text:style-name="MT1">x</text:span>, 201<text:span text:style-name="MT1">x</text:span>/201<text:span text:style-name="MT1">x</text:span></text:p>
      </style:footer>
      <style:footer-first>
        <text:p text:style-name="MP1"/>
      </style:footer-first>
    </style:master-page>
    <style:master-page style:name="HTML" style:page-layout-name="Mpm2"/>
    <style:master-page style:name="Landscape" style:page-layout-name="Mpm3">
      <style:header>
        <text:p text:style-name="MP2">Cours <text:span text:style-name="MT4">xxx_xx</text:span> – <text:span text:style-name="MT4">[nom du cours]<text:tab/><text:tab/></text:span><text:span text:style-name="MT4"><text:title>Contenu de l'atelier de la semaine 1</text:title></text:span></text:p>
      </style:header>
      <style:footer>
        <text:p text:style-name="MP3">AB/<text:span text:style-name="MT2">I</text:span>M/<text:span text:style-name="MT3">RR</text:span><text:tab/><text:page-number text:select-page="current">0</text:page-number>/<text:page-count>3</text:page-count><text:tab/>S<text:span text:style-name="MT2">x</text:span>, 201<text:span text:style-name="MT2">x</text:span>/201<text:span text:style-name="MT2">x</text:span></text:p>
      </style:footer>
    </style:master-page>
    <style:master-page style:name="First_20_Page" style:display-name="First Page" style:page-layout-name="Mpm4" style:next-style-name="Standard">
      <style:footer>
        <text:p text:style-name="MP4">AB/<text:span text:style-name="MT2">I</text:span>M/<text:span text:style-name="MT3">RR</text:span><text:tab/><text:page-number text:select-page="current">0</text:page-number>/<text:page-count>3</text:page-count><text:tab/>S<text:span text:style-name="MT1">x</text:span>, 201<text:span text:style-name="MT1">x</text:span>/201<text:span text:style-name="MT1">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enu de l'atelier de la semaine 1</dc:title>
    <dc:date>2015-02-13T13:52:03.342219971</dc:date>
    <dc:creator>Igor Milhit</dc:creator>
    <meta:editing-duration>PT2M52S</meta:editing-duration>
    <meta:editing-cycles>1</meta:editing-cycles>
    <meta:document-statistic meta:table-count="0" meta:image-count="0" meta:object-count="0" meta:page-count="3" meta:paragraph-count="55" meta:word-count="692" meta:character-count="4306" meta:non-whitespace-character-count="3664"/>
    <meta:generator>LibreOffice/4.3.3.2$Linux_X86_64 LibreOffice_project/430m0$Build-2</meta:generator>
  </office:meta>
</office:document-meta>
</file>